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Lucida Grande" svg:font-family="Lucida Grande"/>
    <style:font-face style:name="Times" svg:font-family="Times"/>
  </office:font-face-decls>
  <office:automatic-styles>
    <style:style style:name="P1" style:family="paragraph" style:parent-style-name="Standard">
      <style:paragraph-properties fo:text-align="center"/>
      <style:text-properties style:font-name="Times" fo:font-size="11.0pt"/>
    </style:style>
    <style:style style:name="P2" style:family="paragraph" style:parent-style-name="Standard">
      <style:text-properties style:font-name="Times" fo:font-size="11.0pt"/>
    </style:style>
    <style:style style:name="P3" style:family="paragraph" style:parent-style-name="Standard">
      <style:paragraph-properties fo:margin-left="0.4924in"/>
      <style:text-properties style:font-name="Times" fo:font-size="11.0pt"/>
    </style:style>
    <style:style style:name="P4" style:family="paragraph" style:parent-style-name="Standard">
      <style:text-properties style:font-name="Lucida Grande" fo:font-size="11.0pt"/>
    </style:style>
    <style:style style:name="P5" style:family="paragraph" style:parent-style-name="Standard">
      <style:paragraph-properties fo:margin-left="0.9847in"/>
      <style:text-properties style:font-name="Times" fo:font-size="11.0pt"/>
    </style:style>
    <style:style style:name="P6" style:family="paragraph" style:parent-style-name="Standard">
      <style:paragraph-properties fo:margin-left="1.4771in"/>
      <style:text-properties style:font-name="Times" fo:font-size="11.0pt"/>
    </style:style>
    <style:style style:name="P7" style:family="paragraph" style:parent-style-name="Standard">
      <style:paragraph-properties fo:margin-left="0.9847in"/>
      <style:text-properties style:font-name="Times" fo:font-size="11.0pt" fo:color="#222222"/>
    </style:style>
    <style:style style:name="P8" style:family="paragraph" style:parent-style-name="Standard">
      <style:paragraph-properties fo:margin-left="0.9847in"/>
      <style:text-properties style:font-name="Arial" fo:font-size="9.0pt" fo:color="#000000"/>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fo:letter-spacing="0.0000in"/>
    </style:style>
    <style:style style:name="T4" style:family="text">
      <style:text-properties fo:color="#000000"/>
    </style:style>
    <style:style style:name="T5" style:family="text">
      <style:text-properties fo:font-style="italic" fo:font-style-asian="italic" fo:font-style-complex="italic"/>
    </style:style>
    <style:style style:name="T6" style:family="text">
      <style:text-properties fo:letter-spacing="0.0000in" fo:color="#222222"/>
    </style:style>
    <style:style style:name="T7" style:family="text">
      <style:text-properties fo:font-style="italic" fo:font-style-asian="italic" fo:font-style-complex="italic" fo:letter-spacing="0.0000in"/>
    </style:style>
    <style:style style:name="T8" style:family="text">
      <style:text-properties style:font-name="Times" fo:font-size="11.0pt" fo:font-size-asian="11.0pt" fo:font-size-complex="11.0pt"/>
    </style:style>
    <style:style style:name="T9" style:family="text">
      <style:text-properties style:font-name="Arial" fo:font-size="9.0pt" fo:font-size-asian="9.0pt" fo:font-size-complex="9.0pt" fo:letter-spacing="0.0000in" fo:color="#000000"/>
    </style:style>
    <style:style style:name="T10" style:family="text">
      <style:text-properties style:font-name="Arial" fo:font-size="9.0pt" fo:font-size-asian="9.0pt" fo:font-size-complex="9.0pt" fo:font-style="italic" fo:font-style-asian="italic" fo:font-style-complex="italic" fo:letter-spacing="0.0000in" fo:color="#000000"/>
    </style:style>
    <style:style style:name="T11" style:family="text">
      <style:text-properties style:font-name="Arial" fo:font-size="9.0pt" fo:font-size-asian="9.0pt" fo:font-size-complex="9.0pt" fo:font-style="italic" fo:font-style-asian="italic" fo:font-style-complex="italic" style:text-underline-style="solid" fo:letter-spacing="0.0000in" fo:color="#000000"/>
    </style:style>
    <style:style style:name="T12" style:family="text">
      <style:text-properties fo:font-style="italic" fo:font-style-asian="italic" fo:font-style-complex="italic" style:text-underline-style="solid" fo:letter-spacing="0.0000in"/>
    </style:style>
    <style:style style:name="TableColumn1" style:family="table-column">
      <style:table-column-properties style:column-width="3.4625in" style:rel-column-width="32767*"/>
    </style:style>
  </office:automatic-styles>
  <office:body>
    <office:text>
      <text:p text:style-name="P1"><text:span text:style-name="T1">CS 545 – Software Engineering Final</text:span></text:p>
      <text:p text:style-name="P2"/>
      <text:p text:style-name="P2"><text:span text:style-name="T1">Instructions</text:span><text:s/>– Please read carefully!!</text:p>
      <text:p text:style-name="P2">1.<text:tab/>On Pivotal Tracker, each of you is to take ownership of (place your name as owner and press START) and answer two questions, AS WELL AS the final unnumbered question. <text:s/></text:p>
      <text:p text:style-name="P3">•<text:tab/>First come, first served! <text:s text:c="2"/></text:p>
      <text:p text:style-name="P3">•<text:tab/>Fork the final project on GitHub, clone to your directory, and control it with git</text:p>
      <text:p text:style-name="P3">(Pivotal Tracker and GitHub links will be forthcoming).</text:p>
      <text:p text:style-name="P2">2.<text:tab/>Each question owner should answer their questions as well as possible, as soon as possible, press FINISH on Pivotal Tracker, and then merge answers to GitHub (you know the drill . . . ). <text:s/></text:p>
      <text:p text:style-name="P3">•<text:tab/>Note that although you can expect some help from your teammates during collaboration, your INITIAL answer should reflect that you are the main person responsible for these answers.</text:p>
      <text:p text:style-name="P3">•<text:tab/>Don't forget to list the sources of your answers.</text:p>
      <text:p text:style-name="P2">3.<text:tab/>Once all of the questions have been answered by ALL members of your final project team, arrange a collaboration meeting to discuss and possibly improve all of your team's answers.</text:p>
      <text:p text:style-name="P3">•<text:tab/>Record this meeting in a Hangout. List the link in both Pivotal Tracker and GitHub.</text:p>
      <text:p text:style-name="P3">•<text:tab/>Update/reword your answers as necessary and merge them to GitHub.</text:p>
      <text:p text:style-name="P3">•<text:tab/>List the collaborators for each question in both pivotal tracker and your exam doc.</text:p>
      <text:p text:style-name="P3">•<text:tab/>When all of the answers are complete and updated, press DELIVER on Pivotal Tracker, and make sure you've pushed to and made them available on GitHub for review.</text:p>
      <text:p text:style-name="P3">•<text:tab/>ALL questions from ALL teams must be DELIVERED BEFORE the scheduled final on Wednesday, May 13 from <text:s/>3:15-5:15PM.</text:p>
      <text:p text:style-name="P2">4.<text:tab/>Each question (except the last) must be peer-reviewed by the members of a different team, and all reviewers must be listed both in pivotal tracker and in your exam document.</text:p>
      <text:p text:style-name="P3">•<text:tab/>Your best opportunity for this will be at the scheduled final on Wednesday, May 13 from 3:15-5:15PM.</text:p>
      <text:p text:style-name="P3">•<text:tab/>The BU Deal$ team will review the Democratic Initiative team answers and vice versa.</text:p>
      <text:p text:style-name="P3">•<text:tab/>The BU Bus App team will review the NoticeIt! team answers and vice versa.</text:p>
      <text:p text:style-name="P3">•<text:tab/>Answers to be reviewed must have been made available on GitHub as per #3 above.</text:p>
      <text:p text:style-name="P3">•<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3">•<text:tab/>Press ACCEPT on Pivotal Tracker after review has been written up and pushed to GitHub.</text:p>
      <text:p text:style-name="P3">•<text:tab/>Record this meeting in a Hangout. List the link in both Pivotal Tracker and GitHub.</text:p>
      <text:p text:style-name="P2">5.<text:tab/>Once a question has been reviewed and ACCEPTed, all other students (i.e., anyone not involved in its ownership, collaboration or review) are welcome to individually REFACTOR it if necessary. <text:s/></text:p>
      <text:p text:style-name="P3">•<text:tab/>You must give a clear reason for doing so, you must clearly mark your changes, and your modifications must serve a real purpose that makes a genuine and significant contribution to the answer (i.e., does not serve as mere window-dressing on your part). </text:p>
      <text:p text:style-name="P3">•<text:tab/>You must also note your refactoring of the question on a Pivotal Tracker Activity entry. <text:s/></text:p>
      <text:p text:style-name="P3">•<text:tab/>All refactored answers must be pushed to GitHub by Tuesday, May 12 at midnight. </text:p>
      <text:p text:style-name="P2">6.<text:tab/>If all instructions are followed properly, there should be one complete document available to me for grading by Tuesday, May 12 at midnight.</text:p>
      <text:p text:style-name="P4"> </text:p>
      <text:p text:style-name="P2"/>
      <text:p text:style-name="P2"><text:span text:style-name="T1">Grading</text:span></text:p>
      <text:p text:style-name="P2">1.<text:tab/>Each question will be graded on a 100 point scale, then the scores for all questions will be averaged:</text:p>
      <text:p text:style-name="P3">o<text:tab/>Twenty points for spelling, grammar, format and general structure.</text:p>
      <text:p text:style-name="P3">o<text:tab/>Twenty points for correctness and precision.</text:p>
      <text:p text:style-name="P3">o<text:tab/>Twenty points for completeness.</text:p>
      <text:p text:style-name="P3">o<text:tab/>Twenty points for clarity.</text:p>
      <text:p text:style-name="P3">o<text:tab/>Twenty points for overall quality: <text:s/>your writing style should be persuasive and capture the interest of the reader, any accompanying drawings or illustrations should be properly rendered.</text:p>
      <text:p text:style-name="P3">o<text:tab/>Submit thoughtful and carefully reasoned answers, NOT canned, generic responses gleaned from google or Wikipedia!</text:p>
      <text:p text:style-name="P2">2.<text:tab/>Each student will be graded on a 100+ point scale</text:p>
      <text:p text:style-name="P3">o<text:tab/>40 points for answering two questions <text:s/>(20% of each question's score).</text:p>
      <text:p text:style-name="P3">o<text:tab/>10 points for answering last question (if complete, answer doesn't matter).</text:p>
      <text:p text:style-name="P3">o<text:tab/>20 points for significant collaborative contributions to teammates – include link to Hangout (weighted average of the score for each question on which you collaborate).</text:p>
      <text:p text:style-name="P3">o<text:tab/>20 points for substantial review of other team's answers – include link to Hangout <text:s/>(weighted average of the score for each question reviewed).</text:p>
      <text:p text:style-name="P3">o<text:tab/>5 points for proper management of and communication on Pivotal Tracker</text:p>
      <text:p text:style-name="P3">o<text:tab/>5 points for proper interactions with GitHub</text:p>
      <text:p text:style-name="P3">o<text:tab/>-1 point for EACH significant defect identified and updated during review of team's answers (i.e., your questions and those on which you collaborated).</text:p>
      <text:p text:style-name="P3">o<text:tab/>+2.5 points for any significant refactors you can perform on someone else's question (step 5 above)</text:p>
      <text:p text:style-name="P3">o<text:tab/>-2.5 points for any significant refactors performed on YOUR question (step 5 above)</text:p>
      <text:p text:style-name="P2">3.<text:tab/>Your final grade will be the average of the Class Performance grade (#1) and your individual contribution grade (#2)</text:p>
      <text:p text:style-name="P4"> </text:p>
      <text:p text:style-name="P2"/>
      <text:p text:style-name="P2"><text:span text:style-name="T1">Answer Template</text:span><text:s/>(Insert after <text:span text:style-name="T2">each</text:span><text:s/>question BEFORE answering):</text:p>
      <text:p text:style-name="P2"/>
      <text:p text:style-name="P2">ANS. &lt;Question #&gt;: <text:s/></text:p>
      <text:p text:style-name="P3">Pivotal Tracker URL: <text:s/>&lt;Pivotal Tracer URL&gt;</text:p>
      <text:p text:style-name="P3">Owner Name: <text:s/>&lt;Owner Name&gt;</text:p>
      <text:p text:style-name="P3">Initial Answer:</text:p>
      <text:p text:style-name="P5">&lt;Initial Answer&gt;</text:p>
      <text:p text:style-name="P5">&lt;References&gt;</text:p>
      <text:p text:style-name="P5"/>
      <text:p text:style-name="P3">Collaborators: <text:s/>&lt;Collaborator names&g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lt;Reviewer Names&gt;</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5"/>
      <text:p text:style-name="P5"/>
      <text:p text:style-name="P2"><text:span text:style-name="T1">Note that I have inserted the template already for Question 1.<text:line-break/>Fill in the designated areas as appropriate, delete any parts that don't apply, and keep the formatting intact</text:span></text:p>
      <text:p text:style-name="P2"><text:span text:style-name="T1">QUESTIONS</text:span></text:p>
      <text:p text:style-name="P2">1.<text:tab/>Note that the ACM/IEEE Code of Ethics and Professional Practice is provided in Appendix A of this document. <text:s/>With respect to Therac-25, the Ariane 5 rocket and the FBI Virtual Case File</text:p>
      <text:p text:style-name="P3">a.<text:tab/>Describe what happened.</text:p>
      <text:p text:style-name="P3">b.<text:tab/>Describe the causes leading up to a.</text:p>
      <text:p text:style-name="P3">c.<text:tab/>Describe how a. could have been prevented.</text:p>
      <text:p text:style-name="P3">d.<text:tab/>Discuss which ACM/IEEE Code of Ethics and Professional Practice principles were violated in each of the above projects.</text:p>
      <text:p text:style-name="P3">e.<text:tab/>How can we ensure that developers, managers and clients adhere to these principles, and that violators are disciplined?</text:p>
      <text:p text:style-name="P3">f.<text:tab/>Does following the Agile process model make it more or less likely that violations of the above principles will occur?</text:p>
      <text:p text:style-name="P2">2.<text:tab/>Answer the following:</text:p>
      <text:p text:style-name="P3">a.<text:tab/>What is Software Engineering? <text:s/></text:p>
      <text:p text:style-name="P3">b.<text:tab/>Describe when, where and how it came into being.</text:p>
      <text:p text:style-name="P3">c.<text:tab/>Discuss its evolution with respect to the various process models discussed in class (i.e., what new idea or strategy did each introduce).</text:p>
      <text:p text:style-name="P3">d.<text:tab/>Compare and contrast it to Computer Science in general.</text:p>
      <text:p text:style-name="P2">3.<text:tab/>Answer the following questions with respect to Software Engineering process models (illustrate as necessary):</text:p>
      <text:p text:style-name="P3">a.<text:tab/>Describe, compare and contrast the Waterfall and the V process models.</text:p>
      <text:p text:style-name="P3">b.<text:tab/>Describe, compare and contrast the two kinds of Prototype process models.</text:p>
      <text:p text:style-name="P3">c.<text:tab/>Describe, compare and contrast the Phased Incremental and Phased Iterative process models.</text:p>
      <text:p text:style-name="P3">d.<text:tab/>Discuss any connections between these process models and the Agile process model.</text:p>
      <text:p text:style-name="P2">4.<text:tab/>Answer the following questions with respect to the Spiral and RAD process models (illustrate as necessary).</text:p>
      <text:p text:style-name="P2">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3">a.<text:tab/>What are the major features of the process model (Describe its phases, etc.)?</text:p>
      <text:p text:style-name="P3">b.<text:tab/>When would you recommend using this process model and why?</text:p>
      <text:p text:style-name="P3">c.<text:tab/>When would you NOT recommend using this process model and why?</text:p>
      <text:p text:style-name="P2">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3">a.<text:tab/>Initial</text:p>
      <text:p text:style-name="P3">b.<text:tab/>Repeatable</text:p>
      <text:p text:style-name="P3">c.<text:tab/>Defined</text:p>
      <text:p text:style-name="P3">d.<text:tab/>Managed</text:p>
      <text:p text:style-name="P3">e.<text:tab/>Optimizing</text:p>
      <text:p text:style-name="P2">6.<text:tab/>Kent Beck, one of the original signers of the Agile Manifesto, is the founder of Extreme Programming, one of the most widely practiced 'flavors' of Agile process development.</text:p>
      <text:p text:style-name="P3">a.<text:tab/>Why is it called 'Extreme' programming? <text:s/></text:p>
      <text:p text:style-name="P3">b.<text:tab/>How does it relate to the best practices of Plan and Document (i.e., 'traditional') Software Engineering?</text:p>
      <text:p text:style-name="P3">c.<text:tab/>Describe the (current) thirteen practices of Extreme Programming.</text:p>
      <text:p text:style-name="P3">d.<text:tab/>Do these practices adequately describe the Agile process methodology?</text:p>
      <text:p text:style-name="P2">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2">8.<text:tab/>Answer the following with respect to PivotalTracker:</text:p>
      <text:p text:style-name="P3">a.<text:tab/>Describe the typical lifecycle of a fictitious user story from Start to Acceptance. <text:s/></text:p>
      <text:p text:style-name="P3">b.<text:tab/>Explain the meaning of each entry and describe its usage (including estimation, requestor, owner, activity, etc.). <text:s/></text:p>
      <text:p text:style-name="P3">c.<text:tab/>Discuss its role in project communication.</text:p>
      <text:p text:style-name="P2">9.<text:tab/>Answer the following with respect to Google Hangouts On Air </text:p>
      <text:p text:style-name="P3">a.<text:tab/>Explain how to get started with Google Hangouts On Air.</text:p>
      <text:p text:style-name="P3">b.<text:tab/>Explain how to set up a Google Hangout online meeting. <text:s/></text:p>
      <text:p text:style-name="P3">c.<text:tab/>Discuss common audio problems (such as background noise, echo and squealing) when doing a Hangout On Air and what can be done to alleviate them.</text:p>
      <text:p text:style-name="P3">d.<text:tab/>What, if anything, can you do if you want to join a hangout but the maximum number of people have already joined?</text:p>
      <text:p text:style-name="P3"/>
      <text:p text:style-name="P2">ANS. &lt;Question 9&gt;: <text:s/></text:p>
      <text:p text:style-name="P3">Pivotal Tracker URL: <text:s/>https://www.pivotaltracker.com/story/show/94021086</text:p>
      <text:p text:style-name="P3">Owner Name: <text:s/>Chris Maltzan</text:p>
      <text:p text:style-name="P3">Initial Answer:</text:p>
      <text:p text:style-name="P5">&lt;Initial Answer&gt;</text:p>
      <text:p text:style-name="P5">&lt;References&gt;</text:p>
      <text:p text:style-name="P5"/>
      <text:p text:style-name="P3">Collaborators: <text:s/>&lt;Collaborator names&g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lt;Reviewer Names&gt;</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3"/>
      <text:p text:style-name="P3"/>
      <text:p text:style-name="P2">10.<text:tab/>With respect to pair programming:</text:p>
      <text:p text:style-name="P3">a.<text:tab/>What is it? Explain in detail how it is practiced.</text:p>
      <text:p text:style-name="P3">b.<text:tab/>What are its advantages?</text:p>
      <text:p text:style-name="P3">c.<text:tab/>What are its disadvantages?</text:p>
      <text:p text:style-name="P3">d.<text:tab/>What is promiscuous pairing? <text:s/>Should you do it and why?</text:p>
      <text:p text:style-name="P3">e.<text:tab/>Discuss the following statement by Fred Brooks: <text:s/>"You cannot win if your team loses, and you cannot fail if your team wins."</text:p>
      <text:p text:style-name="P3"/>
      <text:p text:style-name="P2">11.<text:tab/>Explain each of the following Software Engineering productivity mechanisms and discuss two examples of each: </text:p>
      <text:p text:style-name="P3">a.<text:tab/>Clarity via conciseness</text:p>
      <text:p text:style-name="P3">b.<text:tab/>Synthesis</text:p>
      <text:p text:style-name="P3">c.<text:tab/>Reuse</text:p>
      <text:p text:style-name="P3">d.<text:tab/>Automation via Tools</text:p>
      <text:p text:style-name="P2">12.<text:tab/>Answer the following:</text:p>
      <text:p text:style-name="P3">a.<text:tab/>Define ASP and explain why it failed.</text:p>
      <text:p text:style-name="P3">b.<text:tab/>Define SaaS.</text:p>
      <text:p text:style-name="P3">c.<text:tab/>Define SOA.</text:p>
      <text:p text:style-name="P3">d.<text:tab/>Define Cloud Computing.</text:p>
      <text:p text:style-name="P3">e.<text:tab/>Describe the relationships among each of the above.</text:p>
      <text:p text:style-name="P3">f.<text:tab/>Why has SaaS become so successful?</text:p>
      <text:p text:style-name="P2">13.<text:tab/>For each of <text:s/>the following workstyles: <text:s/>Rational Extrovert, Rational Introvert, Intuitive Extrovert and Intuitive Introvert:</text:p>
      <text:p text:style-name="P3">a.<text:tab/>Describe the typical characteristics of each.</text:p>
      <text:p text:style-name="P3">b.<text:tab/>Describe how they would typically interact/communicate with others.</text:p>
      <text:p text:style-name="P3">c.<text:tab/>Describe how you should interact/communicate with them in order to be effective.</text:p>
      <text:p text:style-name="P2">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3">a.<text:tab/>at the client-server layer.</text:p>
      <text:p text:style-name="P3">b.<text:tab/>at the three-tier shared nothing layer.</text:p>
      <text:p text:style-name="P3">c.<text:tab/>at the model-view-controller layer within the application tier.</text:p>
      <text:p text:style-name="P3">d.<text:tab/>at the software implementation layer within the model-view-controller layer.</text:p>
      <text:p text:style-name="P2">15.<text:tab/>Pipes-and-Filters, Client-Server, Peer-to-Peer and Layered are some of the major architectural styles used today.</text:p>
      <text:p text:style-name="P3">a.<text:tab/>Define each (illustrate as necessary).</text:p>
      <text:p text:style-name="P3">b.<text:tab/>Provide an example of where/how each would typically be used.</text:p>
      <text:p text:style-name="P3">c.<text:tab/>Discuss the advantages and disadvantages of each.</text:p>
      <text:p text:style-name="P2">16.<text:tab/>Answer the following:</text:p>
      <text:p text:style-name="P3">a.<text:tab/>Define and describe the protocols on which HTTP is dependent.</text:p>
      <text:p text:style-name="P3">b.<text:tab/>What is the significance of the IP address 127.0.0.1?</text:p>
      <text:p text:style-name="P3">c.<text:tab/>What is a port and how/why is it used? <text:s/>What port is used by Web servers?</text:p>
      <text:p text:style-name="P3">d.<text:tab/>Explain what a URI is and describe in detail its basic structure.</text:p>
      <text:p text:style-name="P3">e.<text:tab/>Define and describe DNS. <text:s/>Would it be possible to make an internet connection without it?</text:p>
      <text:p text:style-name="P3">f.<text:tab/>Explain how HTTP is a 'stateless protocol'. <text:s/>If this is so, how can a server know that two different requests are actually from the same user?</text:p>
      <text:p text:style-name="P2">17.<text:tab/>Answer the following: </text:p>
      <text:p text:style-name="P3">a.<text:tab/>Describe each of the four different HTTP methods and explain when/how they are used.</text:p>
      <text:p text:style-name="P3">b.<text:tab/>What is REST and how is it implemented? </text:p>
      <text:p text:style-name="P3">c.<text:tab/>Why is REST such an important organizing principle in Web applications?</text:p>
      <text:p text:style-name="P3">d.<text:tab/>How are the HTML tag attributes id and class used?</text:p>
      <text:p text:style-name="P3">e.<text:tab/>How are CSS selectors used?</text:p>
      <text:p text:style-name="P2">18.<text:tab/>The three pillars of Ruby are: <text:s/>Everything is an object, every operation is a method call . . . , and all programming is metaprogramming.</text:p>
      <text:p text:style-name="P3">a.<text:tab/>Define and explain each of these.</text:p>
      <text:p text:style-name="P3">b.<text:tab/>Provide two examples of each.</text:p>
      <text:p text:style-name="P3">c.<text:tab/>Define and discuss 'duck typing' and its relationship to mix-ins.</text:p>
      <text:p text:style-name="P2">19.<text:tab/>Answer the following with respect to the Ruby language:</text:p>
      <text:p text:style-name="P3">a.<text:tab/>Do objects have types? <text:s/>Do the variables that point to objects have types?</text:p>
      <text:p text:style-name="P3">b.<text:tab/>What is the difference between the variable @name and the variable @@name?</text:p>
      <text:p text:style-name="P3">c.<text:tab/>What happens when a method is invoked on an object, but the method cannot be found in the receiver's class?</text:p>
      <text:p text:style-name="P3">d.<text:tab/>What iterator method is available to all collection-like Ruby classes?</text:p>
      <text:p text:style-name="P3">e.<text:tab/>Define and discuss the scoping rules for local variables.</text:p>
      <text:p text:style-name="P3">f.<text:tab/>Define and discuss 'poetry' mode.</text:p>
      <text:p text:style-name="P3">g.<text:tab/>Define and discuss closures.</text:p>
      <text:p text:style-name="P3">h.<text:tab/>Explain the purpose of the yield statement.</text:p>
      <text:p text:style-name="P2">20.<text:tab/>Answer the following:</text:p>
      <text:p text:style-name="P3">a.<text:tab/>Define framework and explain its benefits.</text:p>
      <text:p text:style-name="P3">b.<text:tab/>Is a framework the same or different from a toolkit? <text:s/>Explain.</text:p>
      <text:p text:style-name="P3">c.<text:tab/>How is an architecture or design pattern related to a framework?</text:p>
      <text:p text:style-name="P3">d.<text:tab/>Discuss convention over configuration with respect to the Rails framework.</text:p>
      <text:p text:style-name="P3">e.<text:tab/>In Rails, how does a redirect work, and when should it be used?</text:p>
      <text:p text:style-name="P3">f.<text:tab/>Describe the 'flash', and explain when and how it is used.</text:p>
      <text:p text:style-name="P3">g.<text:tab/>Describe the session hash, and explain when and how it is used.</text:p>
      <text:p text:style-name="P2">21.<text:tab/>Answer the following with respect to scheduling:</text:p>
      <text:p text:style-name="P3">a.<text:tab/>Describe what a PERT chart is, what it shows and what its limitations are (draw illustrations).</text:p>
      <text:p text:style-name="P3">b.<text:tab/>Describe what a Gantt chart is, its similarities to a PERT chart and its differences (draw illustrations).</text:p>
      <text:p text:style-name="P3">c.<text:tab/>Discuss how scheduling is handled in an Agile project.</text:p>
      <text:p text:style-name="P2">22.<text:tab/>Explain the following with respect to effort estimation</text:p>
      <text:p text:style-name="P3">a.<text:tab/>Describe (in general: <text:s/>categorize) the techniques employed in a Plan and Document project.</text:p>
      <text:p text:style-name="P3">b.<text:tab/>Describe how the objectives of Plan and Document estimation differ from those of Agile estimation.</text:p>
      <text:p text:style-name="P3">c.<text:tab/>Describe how Planning Poker is used to estimate a user story.</text:p>
      <text:p text:style-name="P3">d.<text:tab/>How is Planning Poker similar to/different from the way tasks are estimated on AgileVentures?</text:p>
      <text:p text:style-name="P2">23.<text:tab/>Answer the following:</text:p>
      <text:p text:style-name="P3">a.<text:tab/>Define and describe the SMART guidelines for user stories.</text:p>
      <text:p text:style-name="P3">b.<text:tab/>Show and explain the proper format for a user story as developed by Connextra.</text:p>
      <text:p text:style-name="P3">c.<text:tab/>What is a storyboard and what is its relationship to a Lo-Fi User Interface sketch?</text:p>
      <text:p text:style-name="P3">d.<text:tab/>Explain what is meant by 'Code Smells'.</text:p>
      <text:p text:style-name="P3">e.<text:tab/>Describe and explain the SOFA guidelines for creating a well-written method.</text:p>
      <text:p text:style-name="P2">24.<text:tab/>Answer the following:</text:p>
      <text:p text:style-name="P3">a.<text:tab/>What is BDD and what is its purpose?</text:p>
      <text:p text:style-name="P3">b.<text:tab/>What tool do we use to transform user stories into acceptance and integration tests?</text:p>
      <text:p text:style-name="P3">c.<text:tab/>What tool do we use to simulate the user interacting with the browser to perform steps of a scenario?</text:p>
      <text:p text:style-name="P3">d.<text:tab/>Define and explain the difference between validation and verification</text:p>
      <text:p text:style-name="P3">e.<text:tab/>Explain what is meant by regression testing and its relationship to cycling.</text:p>
      <text:p text:style-name="P3">f.<text:tab/>Define and explain the use of stubs and drivers for testing in the context of Plan and Document testing methods.</text:p>
      <text:p text:style-name="P3">g.<text:tab/>Define and describe the following types of Plan and Document integration testing methods: <text:s/>Modified bottom-up, Modified Top-down, Modified Sandwich and Big Bang (Make sure you discuss it with respect to stubs and drivers).</text:p>
      <text:p text:style-name="P2">25.<text:tab/>Appendix B contains the contents of a Cucumber feature file for the RottenPotatoes application. <text:s/></text:p>
      <text:p text:style-name="P3">a.<text:tab/>Show the available regular expression steps from web_steps.rb that could be used to match the steps in the feature, and explain how they match the feature step (i.e., explain how the regular expression is constructed).</text:p>
      <text:p text:style-name="P3">b.<text:tab/>Show the additional regular expression steps in ruby that would have to be added, and explain how they would match.</text:p>
      <text:p text:style-name="P2">26.<text:tab/>Answer the following:</text:p>
      <text:p text:style-name="P3">a.<text:tab/>Define and explain the meaning of FIRST.</text:p>
      <text:p text:style-name="P3">b.<text:tab/>Describe and explain what is meant by TDD aka Red-Green-Refactor?</text:p>
      <text:p text:style-name="P3">c.<text:tab/>Define and describe RSpec and explain what it does.</text:p>
      <text:p text:style-name="P3">d.<text:tab/>Explain what code coverage means and discuss the various ways in which it can be measured.</text:p>
      <text:p text:style-name="P3">e.<text:tab/>Explain what is meant by the following Plan and Document testing methods: <text:s/>black box, white, grey box, mutation and fuzz.</text:p>
      <text:p text:style-name="P3">f.<text:tab/>Define exhaustive testing and explain how it can be implemented (or not).</text:p>
      <text:p text:style-name="P2">27.<text:tab/>Answer the following with respect to RSpec:</text:p>
      <text:p text:style-name="P3">a.<text:tab/>What is an expectation and how is it implemented?</text:p>
      <text:p text:style-name="P3">b.<text:tab/>What is a matcher? <text:s/>Give two examples of built in matchers.</text:p>
      <text:p text:style-name="P3">c.<text:tab/>Define and describe seam and explain how it is used.</text:p>
      <text:p text:style-name="P3">d.<text:tab/>Define and describe mock and explain how it is used.</text:p>
      <text:p text:style-name="P3">e.<text:tab/>Define and describe stub and explain how it is used.</text:p>
      <text:p text:style-name="P3">f.<text:tab/>Why is it so important to completely isolate the unit under test?</text:p>
      <text:p text:style-name="P3">g.<text:tab/>How do we insure that the unit under test is completely isolated?</text:p>
      <text:p text:style-name="P2">28.<text:tab/>Describe in detail the entire development of an application feature from User Story to working code according to the Agile Process Model (you can illustrate this as necessary).</text:p>
      <text:p text:style-name="P2">29.<text:tab/>Scrum, like Extreme Programming, is another 'flavor' of Agile. <text:s/></text:p>
      <text:p text:style-name="P3">a.<text:tab/>Describe the activity for which this methodology is named that is performed daily by Scrum team members</text:p>
      <text:p text:style-name="P3">b.<text:tab/>Define and describe a sprint. <text:s/>What does is correspond to in the Extreme Programming process model?</text:p>
      <text:p text:style-name="P3">c.<text:tab/>Define and describe Scrum master.</text:p>
      <text:p text:style-name="P3">d.<text:tab/>Define and describe Product Owner.</text:p>
      <text:p text:style-name="P3">e.<text:tab/>Define and describe a Two-Pizza team, and discuss the pros and cons of its suggested size.</text:p>
      <text:p text:style-name="P2">30.<text:tab/>Answer the following with respect to version control:</text:p>
      <text:p text:style-name="P3">a.<text:tab/>Define and describe the fork-and-pull management model.</text:p>
      <text:p text:style-name="P3">b.<text:tab/>Should this scheme be used for public repositories? <text:s/>for remote collaboration?</text:p>
      <text:p text:style-name="P3">c.<text:tab/>Define and describe a branch and explain what it is used for.</text:p>
      <text:p text:style-name="P3">d.<text:tab/>Define and describe a crisscross merge.</text:p>
      <text:p text:style-name="P3">e.<text:tab/>If you attempt a push and it fails with an error message, does this always mean that there is a merge conflict between your repo's version of some file and the origin repo's version of it?</text:p>
      <text:p text:style-name="P2">31.<text:tab/>Answer the following:</text:p>
      <text:p text:style-name="P3">a.<text:tab/>Define and describe the five R's of bug fixing.</text:p>
      <text:p text:style-name="P3">b.<text:tab/>Define and describe Intel's policy of 'constructive confrontation'.</text:p>
      <text:p text:style-name="P3">c.<text:tab/>Explain what is meant by 'disagree and commit'.</text:p>
      <text:p text:style-name="P3">d.<text:tab/>Describe the goals and characteristics of a design review.</text:p>
      <text:p text:style-name="P3">e.<text:tab/>Describe the goals and characteristics of a code review.</text:p>
      <text:p text:style-name="P3">f.<text:tab/>What is the purpose of collecting project metrics? <text:s/>Name at least two commonly gathered metrics.</text:p>
      <text:p text:style-name="P3">g.<text:tab/>Describe the goals and characteristics of a project post mortem and explain its importance.</text:p>
      <text:p text:style-name="P2">32.<text:tab/>Some Plan and Document process models employ Formal Methods. <text:s/>The Cleanroom process model, described in Appendix C is one of these.</text:p>
      <text:p text:style-name="P3">a.<text:tab/>What would be the advantages or disadvantages of replacing unit testing with inspection and formal verification (is it practical? <text:s/>would it be sufficiently accurate?)</text:p>
      <text:p text:style-name="P3">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3">c.<text:tab/>Although Cleanroom may seem to be the antithesis of Agile, are there any similarities between its practices and any Agile practices (Are there any 'best practices' they hold in common)?</text:p>
      <text:p text:style-name="P2">33.<text:tab/>Appendix D consists of a blend of the pseudocode and actual ruby code for a method.</text:p>
      <text:p text:style-name="P3">a.<text:tab/>Draw and label a flow graph for the given method.</text:p>
      <text:p text:style-name="P3">b.<text:tab/>Determine the following with respect to the flow graph: <text:s/>number of regions, number of predicates, number of nodes and number of edges.</text:p>
      <text:p text:style-name="P3">c.<text:tab/>Compute the Cyclomatic Complexity for the given method and show how it is derived by three separate methods.</text:p>
      <text:p text:style-name="P3">d.<text:tab/>Derive and list the basis paths set for the given method.</text:p>
      <text:p text:style-name="P3">e.<text:tab/>Explain how this information can be used when designing unit tests for the given method.</text:p>
      <text:p text:style-name="P2">34.<text:tab/>Answer the following:</text:p>
      <text:p text:style-name="P3">a.<text:tab/>Define and describe a partial, and explain how to use it.</text:p>
      <text:p text:style-name="P3">b.<text:tab/>Define and describe advice and provide an example of it.</text:p>
      <text:p text:style-name="P3">c.<text:tab/>Can advice change the flow of execution in a Rails application? <text:s/>Give examples.</text:p>
      <text:p text:style-name="P3">d.<text:tab/>Define and describe a join point.</text:p>
      <text:p text:style-name="P3">e.<text:tab/>Define and describe pointcut, and explain how it is related to join points.</text:p>
      <text:p text:style-name="P3">f.<text:tab/>Define and describe AOP and explain what makes up an aspect.</text:p>
      <text:p text:style-name="P3">g.<text:tab/>What are the advantages and disadvantages of using AOP?</text:p>
      <text:p text:style-name="P2">35.<text:tab/>Answer the following:</text:p>
      <text:p text:style-name="P3">a.<text:tab/>Explain the difference between authentication and authorization.</text:p>
      <text:p text:style-name="P3">b.<text:tab/>What is the relationship between third-part authentication and single sign-on?</text:p>
      <text:p text:style-name="P3">c.<text:tab/>Give an example of an authorization provider.</text:p>
      <text:p text:style-name="P3">d.<text:tab/>What would you use to cleanly indicate that a user has been authenticated in a Rails app?</text:p>
      <text:p text:style-name="P3">e.<text:tab/>How can you identify model attributes that should be excluded from mass assignment?</text:p>
      <text:p text:style-name="P3">f.<text:tab/>What is an association, and what kinds of associations are possible among application entities?</text:p>
      <text:p text:style-name="P3">g.<text:tab/>Identify and describe the mechanism provided by relational databases to model associations.</text:p>
      <text:p text:style-name="P2">36.<text:tab/>Answer the following:</text:p>
      <text:p text:style-name="P3">a.<text:tab/>What is the type of association in Rails that handles indirect relationships?</text:p>
      <text:p text:style-name="P3">b.<text:tab/>Given:</text:p>
      <text:p text:style-name="P6">Class Moviegoer</text:p>
      <text:p text:style-name="P6"><text:s text:c="2"/>has_many:reviews</text:p>
      <text:p text:style-name="P5">How can we establish an association that can give us the movies that a moviegoer has reviewed?</text:p>
      <text:p text:style-name="P3">c.<text:tab/>What is the RESTful way to create routes for associations?</text:p>
      <text:p text:style-name="P3">d.<text:tab/>Show the RESTful way to create a route for movies and its associated item reviews.</text:p>
      <text:p text:style-name="P3">e.<text:tab/>What should be a concern if a movie is then deleted?</text:p>
      <text:p text:style-name="P3">f.<text:tab/>What is a named scope, and how is it used?</text:p>
      <text:p text:style-name="P3">g.<text:tab/>Does using a named scope incur performance penalties? <text:s/>Why or why not?</text:p>
      <text:p text:style-name="P2">37.<text:tab/>Answer the following:</text:p>
      <text:p text:style-name="P3">a.<text:tab/>Define and describe the DOM.</text:p>
      <text:p text:style-name="P3">b.<text:tab/>When user interaction generates a browser event, what can JavaScript code do with respect to the DOM?</text:p>
      <text:p text:style-name="P3">c.<text:tab/>Define and describe AJAX.</text:p>
      <text:p text:style-name="P3">d.<text:tab/>What tool do we use to test JavaScript and AJAX?</text:p>
      <text:p text:style-name="P3">e.<text:tab/>What is the advantage of using AJAX to make HTTP requests to a Web server?</text:p>
      <text:p text:style-name="P3">f.<text:tab/>Define and describe 'graceful degradation'.</text:p>
      <text:p text:style-name="P2">38.<text:tab/>Answer the following:</text:p>
      <text:p text:style-name="P3">a.<text:tab/>Describe and discuss four language features that JavaScript shares with Ruby.</text:p>
      <text:p text:style-name="P3">b.<text:tab/>Does JavaScript have classes? <text:s/>Explain.</text:p>
      <text:p text:style-name="P3">c.<text:tab/>How should JavaScript code be related to HTML page markup?</text:p>
      <text:p text:style-name="P3">d.<text:tab/>Define and describe JSAPI.</text:p>
      <text:p text:style-name="P3">e.<text:tab/>Define and describe jQuery, and explain how it is used.</text:p>
      <text:p text:style-name="P2">39.<text:tab/>Answer the following:</text:p>
      <text:p text:style-name="P3">a.<text:tab/>Explain in detail the meaning and reasoning behind the following slogans:</text:p>
      <text:p text:style-name="P5">•<text:tab/>Prefer Composition and Delegation over Inheritance.</text:p>
      <text:p text:style-name="P5">•<text:tab/>Program to an Interface, not to an Implementation.</text:p>
      <text:p text:style-name="P3">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5">•<text:tab/>Define and describe each of these design patterns (Observer, Composite, and Strategy).</text:p>
      <text:p text:style-name="P5">•<text:tab/>Explain where (i.e., what tier?) and how MVC is implemented in Ruby on Rails applications.</text:p>
      <text:p text:style-name="P3">c.<text:tab/>Define and describe one creational pattern, one structural pattern (other than Composite), and provide examples of each</text:p>
      <text:p text:style-name="P2">40.<text:tab/>Answer the following with respect to Design Patterns:</text:p>
      <text:p text:style-name="P3">a.<text:tab/>Define and describe each of the SOLID principles (as modified for Ruby on Rails applications) in detail. <text:s text:c="2"/></text:p>
      <text:p text:style-name="P3">b.<text:tab/>For each of the above principles, describe symptoms of its violation and discuss refactoring actions that should be taken to remedy such problems.</text:p>
      <text:p text:style-name="P3">c.<text:tab/>Define and describe four general problems that can thwart productivity when SOLID principles are ignored.</text:p>
      <text:p text:style-name="P2">41.<text:tab/>Answer the following:</text:p>
      <text:p text:style-name="P3">a.<text:tab/>Define responsiveness and discuss its components.</text:p>
      <text:p text:style-name="P3">b.<text:tab/>Discuss two measurements of latency and describe what they show.</text:p>
      <text:p text:style-name="P3">c.<text:tab/>Define and describe PaaS, and explain what can be done to circumvent or delay its abandonment.</text:p>
      <text:p text:style-name="P3">d.<text:tab/>Define and describe the three principles that should be followed to keep SaaS apps secure.</text:p>
      <text:p text:style-name="P3">e.<text:tab/>Explain SQL injection and how to defend against it.</text:p>
      <text:p text:style-name="P2">42.<text:tab/>Answer the following:</text:p>
      <text:p text:style-name="P3">a.<text:tab/>Explain in detailed steps how partial migrations and feature flags can be used to perform a complex update of an app's code and schema.</text:p>
      <text:p text:style-name="P3">b.<text:tab/>Define caching, explain how it can take place at multiple levels, and discuss how it can help SaaS performance.</text:p>
      <text:p text:style-name="P3">c.<text:tab/>Describe two sources of abusive queries and how to avoid them.</text:p>
      <text:p text:style-name="P3">d.<text:tab/>Define and describe software rejuvenation and discuss a major problem it alleviates.</text:p>
      <text:p text:style-name="P2"/>
      <text:p text:style-name="P2">ANS. &lt;Question 42&gt;: <text:s/></text:p>
      <text:p text:style-name="P3">Pivotal Tracker URL: <text:s/>https://www.pivotaltracker.com/story/show/94018396</text:p>
      <text:p text:style-name="P3">Owner Name: <text:s/>Chris Maltzan</text:p>
      <text:p text:style-name="P3">Initial Answer:</text:p>
      <text:p text:style-name="P5"/>
      <text:p text:style-name="P5"><text:span text:style-name="T1">PART A</text:span></text:p>
      <text:p text:style-name="P5"/>
      <text:p text:style-name="P7"><text:span text:style-name="T3">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span><text:span text:style-name="T4"><text:line-break/><text:line-break/></text:span><text:span text:style-name="T3">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span><text:span text:style-name="T4"><text:line-break/><text:line-break/></text:span><text:span text:style-name="T3">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text:s/>A feature flag is a "configuration variable whose value can be changed while the app is running to control which code paths in the app are executed" (p. 404, Fox &amp; Paterson, 2012). We can use feature flags as an indicator to designate whether or not a feature is currently active. This process involves six distinct steps:</text:span><text:span text:style-name="T4"><text:line-break/><text:line-break/></text:span><text:span text:style-name="T3">1) Our software is currently at version N. First we perform a migration to add new columns and tables. All of the code will still run perfectly as it did in the past and the code does not need to be modified at all. We are simply preparing the database to perform future tasks. One important column to add is a flag for whether or not a record has been migrated to the new schema.</text:span><text:span text:style-name="T4"><text:line-break/><text:line-break/></text:span><text:span text:style-name="T3">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span><text:span text:style-name="T4"><text:line-break/><text:line-break/></text:span><text:span text:style-name="T3">3) We can now deploy our code (Version N+1) to any appropriate servers (including github and production)</text:span><text:span text:style-name="T4"><text:line-break/><text:line-break/></text:span><text:span text:style-name="T3">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span><text:span text:style-name="T4"><text:line-break/><text:line-break/></text:span><text:span text:style-name="T3">5) Once all records are successfully migrated, we can remove the feature flag and the old code path that was active in version N. We can then deploy our code in version N+2.</text:span><text:span text:style-name="T4"><text:line-break/><text:line-break/></text:span><text:span text:style-name="T3">6) We can now perform one final migration to remove any old (and now unused) columns and tables from the database. If everything was done properly, this should have no effect on our application's behaviour at all.</text:span></text:p>
      <text:p text:style-name="P5"/>
      <text:p text:style-name="P7"><text:span text:style-name="T3">PART B</text:span></text:p>
      <text:p text:style-name="P5"/>
      <text:p text:style-name="P5">Caching is simply using storage space to temporarily store data. This can happen at multiple different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For example, it is must faster to resolve a request in the client tier by simply loading a fully cached web page than it is to have to make actual data base queries and run any logic necessary to satisfy the HTTP request. While it is still necessary to be served the cached page, caching improves performance by circumventing the work needed to generate the page from scratch.</text:p>
      <text:p text:style-name="P5"/>
      <text:p text:style-name="P5">Below I will describe how caching can take place in the various tiers of a rails web app. Fox and Armando (2012) explained this succinctly in their text book, in order, starting with the user's browser in the client tier and ending with the database in the persistence tier:</text:p>
      <text:p text:style-name="P5"/>
      <text:p text:style-name="P5">- Client Tier: Web pages can be cached in the user's browser. Assuming the web page has not been modified since it was cached, the entire page can simply be reloaded from the browser cache.</text:p>
      <text:p text:style-name="P5"/>
      <text:p text:style-name="P5">-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p>
      <text:p text:style-name="P5"/>
      <text:p text:style-name="P5">-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 </text:p>
      <text:p text:style-name="P5"/>
      <text:p text:style-name="P5">-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p>
      <text:p text:style-name="P5"/>
      <text:p text:style-name="P5"/>
      <text:p text:style-name="P5"/>
      <text:p text:style-name="P5"><text:line-break/><text:span text:style-name="T1">PART C</text:span></text:p>
      <text:p text:style-name="P5"/>
      <text:p text:style-name="P5">Describe two sources of abusive queries and how to avoid them.<text:line-break/><text:line-break/>1. We can avoid the “N+1 queries” problem. This problem comes about when you are traversing an association and you perform N+1 queries rather than just a single query (Phabricator, 2015).</text:p>
      <text:p text:style-name="P5"/>
      <text:p text:style-name="P5">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p>
      <text:p text:style-name="P5"/>
      <text:p text:style-name="P5"><text:span text:style-name="T5">@male_users = Users.where(“gender = ?”, gen)</text:span></text:p>
      <text:p text:style-name="P5"><text:span text:style-name="T5">@male_users.pets.each do |u|</text:span></text:p>
      <text:p text:style-name="P5"/>
      <text:p text:style-name="P5">The resulting data base queries would looks something like this:</text:p>
      <text:p text:style-name="P5"/>
      <text:p text:style-name="P5"><text:span text:style-name="T5">SELECT * FROM user WHERE gender='male'</text:span></text:p>
      <text:p text:style-name="P5"><text:span text:style-name="T5">SELECT * FROM pet WHERE <text:s/>userID='1'</text:span></text:p>
      <text:p text:style-name="P5"><text:span text:style-name="T5">SELECT * FROM pet WHERE <text:s/>userID='2'</text:span></text:p>
      <text:p text:style-name="P5"><text:span text:style-name="T5">...</text:span></text:p>
      <text:p text:style-name="P5"><text:span text:style-name="T5">SELECT * FROM pet WHERE <text:s/>userID='N'</text:span></text:p>
      <text:p text:style-name="P5"/>
      <text:p text:style-name="P5">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p>
      <text:p text:style-name="P5"/>
      <text:p text:style-name="P5"><text:span text:style-name="T5">@male_users = Users.where(“gender = ?”, gen).includes(:gender)</text:span></text:p>
      <text:p text:style-name="P5"/>
      <text:p text:style-name="P5">2. Another source of abusive queries can come from table scans. We can avoid full table scans (which are linear) by using indices judiciously. <text:s/>Lecture 19 of the UC Berkley course at 43 minutes in discussed how we can use indices in order to decrease the load on the database from unnecessarily burdensome queries. Given the following line of code:</text:p>
      <text:p text:style-name="P5"/>
      <text:p text:style-name="P5"><text:span text:style-name="T5">User.where(“name = 'Chris'”)</text:span></text:p>
      <text:p text:style-name="P5"/>
      <text:p text:style-name="P5">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p>
      <text:p text:style-name="P5"/>
      <text:p text:style-name="P5"><text:span text:style-name="T1">PART D</text:span></text:p>
      <text:p text:style-name="P5"/>
      <text:p text:style-name="P5">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text:span text:style-name="T6">, Fox &amp; Paterson, 2012</text:span>). The restarting of processes can be done one process at a time quietly in the background without users ever noticing that it is happening. </text:p>
      <text:p text:style-name="P5"/>
      <text:p text:style-name="P5">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p>
      <text:p text:style-name="P5"/>
      <text:p text:style-name="P8"><text:span text:style-name="T3">Fox, A., Patterson, D. (2014) </text:span><text:span text:style-name="T7">Engineering Software as a Service an Agile Approach Using Cloud Computing</text:span><text:span text:style-name="T3">, San Francisco CA: Strawberry Canyon LLC.</text:span><text:span text:style-name="T8"><text:s/><text:line-break/><text:s/></text:span></text:p>
      <text:p text:style-name="P5"/>
      <text:p text:style-name="P5"/>
      <text:p text:style-name="P5"/>
      <text:p text:style-name="P5"/>
      <text:p text:style-name="P5"><text:span text:style-name="T9">Fox, A., Patterson, D. (2012) </text:span><text:span text:style-name="T10">CS 169 - Software Engineering, </text:span><text:span text:style-name="T9">Available at:</text:span><text:a xlink:type="simple" xlink:href="http://www.infocobuild.com/education/audio-video-courses/computer-science/CS169-Fall2012-Berkeley/lecture-19.html">http://www.infocobuild.com/education/audio-video-courses/computer-science/CS169-Fall2012-Berkeley/lecture-19.html</text:a><text:span text:style-name="T11"><text:s/></text:span><text:span text:style-name="T9">(Accessed: 5/10/2015).</text:span><text:s/></text:p>
      <text:p text:style-name="P5"/>
      <text:p text:style-name="P8"><text:span text:style-name="T3">Garvey, L. (2014) </text:span><text:span text:style-name="T7">Feature Flags on Rails, </text:span><text:span text:style-name="T3">Available at:</text:span><text:a xlink:type="simple" xlink:href="https://www.reinteractive.net/posts/221-feature-flags-on-rails"><text:span text:style-name="T8">https://www.reinteractive.net/posts/221-feature-flags-on-rails</text:span></text:a><text:span text:style-name="T12"><text:s/></text:span><text:span text:style-name="T3">(Accessed: 5/10/2015).</text:span><text:span text:style-name="T8"><text:s/></text:span></text:p>
      <text:p text:style-name="P5"/>
      <text:p text:style-name="P8"><text:span text:style-name="T3">Phabricator (2015) </text:span><text:span text:style-name="T7">Performance: N+1 Query Problem, </text:span><text:span text:style-name="T3">Available at:</text:span><text:a xlink:type="simple" xlink:href="https://secure.phabricator.com/book/phabcontrib/article/n_plus_one/"><text:span text:style-name="T8">https://secure.phabricator.com/book/phabcontrib/article/n_plus_one/</text:span></text:a><text:span text:style-name="T12"><text:s/></text:span><text:span text:style-name="T3">(Accessed: 5/10/2015).</text:span><text:span text:style-name="T8"><text:s/></text:span></text:p>
      <text:p text:style-name="P5"/>
      <text:p text:style-name="P8"><text:span text:style-name="T3">Rails Guides (2014) </text:span><text:span text:style-name="T7">Caching with Rails: An overview, </text:span><text:span text:style-name="T3">Available at:</text:span><text:a xlink:type="simple" xlink:href="http://guides.rubyonrails.org/caching_with_rails.html"><text:span text:style-name="T8">http://guides.rubyonrails.org/caching_with_rails.html</text:span></text:a><text:span text:style-name="T12"><text:s/></text:span><text:span text:style-name="T3">(Accessed: 5/10/2015).</text:span><text:span text:style-name="T8"><text:s/></text:span></text:p>
      <text:p text:style-name="P5"/>
      <text:p text:style-name="P3">Collaborators: <text:s/>&lt;Collaborator names&g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lt;Reviewer Names&gt;</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text:span text:style-name="T1">&lt;Additional References&gt; &lt;for each refactor&gt;</text:span></text:p>
      <text:p text:style-name="P2"><text:span text:style-name="T1">LAST QUESTION</text:span></text:p>
      <text:p text:style-name="P2">Lessons Learned (Everyone Answers!):</text:p>
      <text:p text:style-name="P2">•<text:tab/>Most organizations carry out a postmortem analysis of a project after delivery and acceptance. <text:s text:c="2"/></text:p>
      <text:p text:style-name="P2">•<text:tab/>In it, they assess all aspects of the project (including products, process and resources) with the intent of identifying both what well in the project and what areas should be improved upon in future projects. <text:s text:c="2"/></text:p>
      <text:p text:style-name="P2">•<text:tab/>Before a formal postmortem, each team member does a self-assessment, called a Lessons Learned document. <text:s/></text:p>
      <text:p text:style-name="P2">•<text:tab/>Write your own section of our Lessons Learned document for the class by summarizing:</text:p>
      <text:p text:style-name="P3">a.<text:tab/>What were the most important (to you, personally) concepts, principles, skills, tools, etc. that you learned/mastered throughout the semester.</text:p>
      <text:p text:style-name="P3">b.<text:tab/>Note any concepts, principles, skills, tools, etc. that you would have liked to learn, but that we didn't cover.</text:p>
      <text:p text:style-name="P3">c.<text:tab/>List everything that you feel you did especially well this semester (master specific tools, languages, skills, etc., contribute to the project in a specific way, etc., learn and implement specific things quickly, etc.).</text:p>
      <text:p text:style-name="P3">d.<text:tab/>List anything that that you feel that you didn't do as well, or that didn't go as well as you hoped (getting a list of these items will help me to improve the class schedule in future semesters).</text:p>
      <text:p text:style-name="P3">e.<text:tab/>THANK YOU!</text:p>
      <text:p text:style-name="P2"/>
      <text:p text:style-name="P4"> </text:p>
      <text:p text:style-name="P2"/>
      <text:p text:style-name="P2"><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2">Our customer wants an inventory system for her furniture warehouse and sales division</text:p>
      <text:p text:style-name="P2"/>
      <text:p text:style-name="P2">SLOC has been estimated at 1200, and our team's productivity rate is 100 lines per labor month per person, and development people cost $1000 per labor month. Other non-coding tasks have been estimated at 3 labor months.</text:p>
      <text:p text:style-name="P2"/>
      <text:p text:style-name="P2">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2"/>
      <text:p text:style-name="P2">Do a Trade Study comparing in-house development with purchase of the software.</text:p>
      <text:p text:style-name="P2"/>
      <text:p text:style-name="P2">(Hint: <text:s/>make sure that you tally the code estimates and then derive and include any additional costs items given in labor months)</text:p>
      <text:p text:style-name="P2"/>
      <text:p text:style-name="P2">Trade Study Name: <text:s/>Choose Commercial-Off-the-Shelf Software or Develop In-House</text:p>
      <text:p text:style-name="P2">Problem Statement: <text:s/>Select best value based on cost and built-in sales support capability</text:p>
      <text:p text:style-name="P2">Candidates <text:tab/>Half-Baked<text:tab/>HiPricedSpread<text:tab/>In-House</text:p>
      <text:p text:style-name="P2">Criterion<text:tab/>Wgt<text:tab/>Model<text:tab/>Value<text:tab/>Score<text:tab/>Wgt*Score<text:tab/>Value<text:tab/>Score<text:tab/>Wgt*Score<text:tab/>Value<text:tab/>Score<text:tab/>Wgt*Score</text:p>
      <text:p text:style-name="P2">Cost<text:tab/>1<text:tab/>Less is More<text:tab/>$<text:tab/><text:tab/><text:tab/>$<text:tab/><text:tab/><text:tab/>$<text:tab/><text:tab/></text:p>
      <text:p text:style-name="P2">Sales Support<text:tab/>2<text:tab/>0/1<text:tab/><text:tab/><text:tab/><text:tab/><text:tab/><text:tab/><text:tab/><text:tab/><text:tab/></text:p>
      <text:p text:style-name="P2">Rating<text:tab/><text:tab/><text:tab/><text:tab/><text:tab/><text:tab/><text:tab/><text:tab/><text:tab/><text:tab/><text:tab/></text:p>
      <text:p text:style-name="P2"/>
      <text:p text:style-name="P2">What is your decision? <text:s/>_____________________</text:p>
      <text:p text:style-name="P4"> </text:p>
      <text:p text:style-name="P2"/>
      <text:p text:style-name="P2"><text:span text:style-name="T1"><text:line-break/></text:span></text:p>
      <text:p text:style-name="P2"><text:span text:style-name="T1">Appendix A</text:span></text:p>
      <text:p text:style-name="P2">ACM/IEEE SE Code of Ethics and Professional Practice</text:p>
      <text:p text:style-name="P2"/>
      <text:p text:style-name="P2">•<text:tab/>Software engineers shall act consistently with the public interest</text:p>
      <text:p text:style-name="P2">•<text:tab/>Software engineers shall act in a manner that is in the best interests of their client and employer, consistent with the public interest</text:p>
      <text:p text:style-name="P2">•<text:tab/>Software engineers shall ensure that their products and related modifications meet the highest professional standards possible</text:p>
      <text:p text:style-name="P2">•<text:tab/>Software engineers shall maintain integrity and independence in their professional judgment</text:p>
      <text:p text:style-name="P2">•<text:tab/>Software engineering managers and leaders shall subscribe to and promote an ethical approach to the management of software development maintenance</text:p>
      <text:p text:style-name="P2">•<text:tab/>Software engineers shall advance the integrity and reputation of the profession, consistent with the public interest</text:p>
      <text:p text:style-name="P2">•<text:tab/>Software engineers shall be fair to and supportive of their colleagues</text:p>
      <text:p text:style-name="P2">•<text:tab/>Software engineers shall participate in lifelong learning regarding the practice of their profession and shall promote an ethical approach to the practice of the profession</text:p>
      <text:p text:style-name="P2"/>
      <text:p text:style-name="P2"/>
      <text:p text:style-name="P2">Appendix B</text:p>
      <text:p text:style-name="P2"/>
      <text:p text:style-name="P2">Background: movies have been added to database</text:p>
      <text:p text:style-name="P2"><text:s text:c="2"/></text:p>
      <text:p text:style-name="P2"><text:s text:c="2"/>Given the following movies exist:</text:p>
      <text:p text:style-name="P2"><text:s text:c="2"/>| title <text:s text:c="18"/>| rating | release_date |</text:p>
      <text:p text:style-name="P2"><text:s text:c="2"/>| Aladdin <text:s text:c="16"/>| G <text:s text:c="5"/>| 25-Nov-1992 <text:s/>|</text:p>
      <text:p text:style-name="P2"><text:s text:c="2"/>| The Terminator <text:s text:c="9"/>| R <text:s text:c="5"/>| 26-Oct-1984 <text:s/>|</text:p>
      <text:p text:style-name="P2"><text:s text:c="2"/>| When Harry Met Sally <text:s text:c="3"/>| R <text:s text:c="5"/>| 21-Jul-1989 <text:s/>|</text:p>
      <text:p text:style-name="P2"><text:s text:c="2"/>| The Help <text:s text:c="15"/>| PG-13 <text:s/>| 10-Aug-2011 <text:s/>|</text:p>
      <text:p text:style-name="P2"><text:s text:c="2"/>| Chocolat <text:s text:c="15"/>| PG-13 <text:s/>| 5-Jan-2001 <text:s text:c="2"/>|</text:p>
      <text:p text:style-name="P2"><text:s text:c="2"/>| Amelie <text:s text:c="17"/>| R <text:s text:c="5"/>| 25-Apr-2001 <text:s/>|</text:p>
      <text:p text:style-name="P2"><text:s text:c="2"/>| 2001: A Space Odyssey <text:s text:c="2"/>| G <text:s text:c="5"/>| 6-Apr-1968 <text:s text:c="2"/>|</text:p>
      <text:p text:style-name="P2"><text:s text:c="2"/>| The Incredibles <text:s text:c="8"/>| PG <text:s text:c="4"/>| 5-Nov-2004 <text:s text:c="2"/>|</text:p>
      <text:p text:style-name="P2"><text:s text:c="2"/>| Raiders of the Lost Ark | PG <text:s text:c="4"/>| 12-Jun-1981 <text:s/>|</text:p>
      <text:p text:style-name="P2"><text:s text:c="2"/>| Chicken Run <text:s text:c="12"/>| G <text:s text:c="5"/>| 21-Jun-2000 <text:s/>|</text:p>
      <text:p text:style-name="P2"/>
      <text:p text:style-name="P2"><text:s text:c="2"/>And I am on the RottenPotatoes home page</text:p>
      <text:p text:style-name="P2"><text:s text:c="2"/>And I check the following ratings: G PG PG-13 R</text:p>
      <text:p text:style-name="P2"><text:s text:c="2"/>And I press "Refresh"</text:p>
      <text:p text:style-name="P2"/>
      <text:p text:style-name="P2">Scenario: sort movies alphabetically</text:p>
      <text:p text:style-name="P2"><text:s text:c="2"/>When I follow "Movie Title"</text:p>
      <text:p text:style-name="P2"><text:s text:c="2"/>Then I should see all movies sorted by title in increasing order</text:p>
      <text:p text:style-name="P2"/>
      <text:p text:style-name="P2">Scenario: sort movies in increasing order of release date</text:p>
      <text:p text:style-name="P2"><text:s text:c="2"/>When I follow "Release Date"</text:p>
      <text:p text:style-name="P2"><text:s text:c="2"/>Then I should see all movies sorted by release date in increasing order</text:p>
      <text:p text:style-name="P2"/>
      <text:p text:style-name="P2"/>
      <text:p text:style-name="P2">Appendix C</text:p>
      <text:p text:style-name="P2">The Cleanroom Process Model</text:p>
      <text:p text:style-name="P2"/>
      <text:p text:style-name="P2">•<text:tab/>Process model that supposedly precludes the introduction of defects</text:p>
      <text:p text:style-name="P2">•<text:tab/>Uses formal methods to develop each program unit by refining increasingly detailed 'box' structures:</text:p>
      <text:p text:style-name="P2">1.<text:tab/>Black box (will generate result R after applying function f to input S)</text:p>
      <text:p text:style-name="P2">2.<text:tab/>State box (given current state, system will transition to new state and generate result R after applying function f to input S)</text:p>
      <text:p text:style-name="P2">3.<text:tab/>Clear box: <text:s/>Define algorithm that will satisfy requirements of black/state box</text:p>
      <text:p text:style-name="P2">•<text:tab/>Code is then generated for each program unit</text:p>
      <text:p text:style-name="P2">•<text:tab/>Unit is inspected: <text:s/>Together, every in the team inspects each line of code, and then verifies it using formal proofs instead of unit testing.</text:p>
      <text:p text:style-name="P2">•<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2"/>
      <text:p text:style-name="P2">Appendix D</text:p>
      <text:p text:style-name="P2"/>
      <text:p text:style-name="P2"><text:s text:c="2"/>def index</text:p>
      <text:p text:style-name="P2"><text:s text:c="4"/>@all_ratings = Movie.all_ratings</text:p>
      <text:p text:style-name="P2"><text:s text:c="4"/>IF params[:ratings] != {}</text:p>
      <text:p text:style-name="P2"><text:s text:c="4"/>THEN</text:p>
      <text:p text:style-name="P2"><text:s text:c="6"/>@selected_ratings = params[:ratings]</text:p>
      <text:p text:style-name="P2"><text:s text:c="4"/>ELSE</text:p>
      <text:p text:style-name="P2"><text:s text:c="6"/>IF session[:ratings] != {}</text:p>
      <text:p text:style-name="P2"><text:s text:c="6"/>THEN</text:p>
      <text:p text:style-name="P2"><text:s text:c="8"/>@selected_ratings = session[:ratings]</text:p>
      <text:p text:style-name="P2"><text:s text:c="6"/>ELSE</text:p>
      <text:p text:style-name="P2"><text:s text:c="8"/>@selected_ratings = {} </text:p>
      <text:p text:style-name="P2"><text:s text:c="6"/>ENDIF</text:p>
      <text:p text:style-name="P2"><text:s text:c="4"/>ENDIF</text:p>
      <text:p text:style-name="P2"><text:s text:c="4"/>IF @selected_ratings == {}</text:p>
      <text:p text:style-name="P2"><text:s text:c="4"/>THEN</text:p>
      <text:p text:style-name="P2"><text:s text:c="6"/>@selected_ratings = </text:p>
      <text:p text:style-name="P2"><text:s text:c="8"/>Hash[@all_ratings.map{|rating| [rating, rating]}]</text:p>
      <text:p text:style-name="P2"><text:s text:c="4"/>ENDIF</text:p>
      <text:p text:style-name="P2"><text:s text:c="4"/>sort = params[:sort] || session[:sort]</text:p>
      <text:p text:style-name="P2"><text:s text:c="4"/>IF sort == 'title'</text:p>
      <text:p text:style-name="P2"><text:s text:c="4"/>THEN</text:p>
      <text:p text:style-name="P2"><text:s text:c="6"/>order = {:order =&gt; :title} </text:p>
      <text:p text:style-name="P2"><text:s text:c="6"/>@title_hdr = 'hilite'</text:p>
      <text:p text:style-name="P2"><text:s text:c="4"/>ELSE</text:p>
      <text:p text:style-name="P2"><text:s text:c="6"/>IF sort == 'release_date'</text:p>
      <text:p text:style-name="P2"><text:s text:c="6"/>THEN</text:p>
      <text:p text:style-name="P2"><text:s text:c="8"/>order = {:order =&gt; :release_date}</text:p>
      <text:p text:style-name="P2"><text:s text:c="8"/>@release_date_hdr = 'hilite'</text:p>
      <text:p text:style-name="P2"><text:s text:c="6"/>ENDIF</text:p>
      <text:p text:style-name="P2"><text:s text:c="4"/>ENDIF </text:p>
      <text:p text:style-name="P2"><text:s text:c="4"/>IF params[:ratings]!=session[:ratings] <text:s/></text:p>
      <text:p text:style-name="P2"><text:s text:c="4"/>OR</text:p>
      <text:p text:style-name="P2"><text:s text:c="6"/>params[:sort]!=session[:sort]</text:p>
      <text:p text:style-name="P2"><text:s text:c="4"/>THEN</text:p>
      <text:p text:style-name="P2"><text:s text:c="6"/>session[:ratings] = @selected_ratings</text:p>
      <text:p text:style-name="P2"><text:s text:c="6"/>session[:sort] = sort</text:p>
      <text:p text:style-name="P2"><text:s text:c="6"/>flash.keep</text:p>
      <text:p text:style-name="P2"><text:s text:c="6"/>redirect_to :ratings =&gt; @selected_ratings, :sort =&gt; sort </text:p>
      <text:p text:style-name="P2"><text:s text:c="4"/>ELSE </text:p>
      <text:p text:style-name="P2"><text:s text:c="6"/>@movies = </text:p>
      <text:p text:style-name="P2"><text:s text:c="8"/>Movie.find_all_by_rating(@selected_ratings.keys, order) </text:p>
      <text:p text:style-name="P2"><text:s text:c="4"/>ENDIF</text:p>
      <text:p text:style-name="P2"><text:s text:c="2"/>END index</text:p>
      <text:p text:style-name="P2"/>
      <text:p text:style-name="P2">Appendix E</text:p>
      <text:p text:style-name="P2"/>
      <text:p text:style-name="P2">Trade Studies</text:p>
      <text:p text:style-name="P2">•<text:tab/>Process used to make preferred technical decision</text:p>
      <text:p text:style-name="P2">o<text:tab/>Considers a variety of alternatives</text:p>
      <text:p text:style-name="P2">o<text:tab/>Examines both weaknesses and strengths associated with a particular decision</text:p>
      <text:p text:style-name="P2">o<text:tab/>Can satisfy multiple objectives</text:p>
      <text:p text:style-name="P2">•<text:tab/>Start by determining what decision must be made</text:p>
      <text:p text:style-name="P2">•<text:tab/>Find and evaluate possible candidates</text:p>
      <text:p text:style-name="P2">•<text:tab/>Identify/finalize candidates to be used for study – each must represent a viable alternative</text:p>
      <text:p text:style-name="P2">•<text:tab/>Formulate tradeoffs: <text:s/>express each criterion using a formula and/or range and a weight</text:p>
      <text:p text:style-name="P2">o<text:tab/>Within a range/outside a range</text:p>
      <text:p text:style-name="P2">o<text:tab/>More is better/less is better</text:p>
      <text:p text:style-name="P2">o<text:tab/>Present/not present</text:p>
      <text:p text:style-name="P2">o<text:tab/>The weight assigned to a criterion indicates its importance relative to other criteria</text:p>
      <text:p text:style-name="P2">o<text:tab/>May use Delphi process to identify criteria and assign formulas and weights</text:p>
      <text:p text:style-name="P2"><text:tab/>Have set of expert stakeholders determine criteria</text:p>
      <text:p text:style-name="P2"><text:tab/>Have each assign weight to each criteria anonymously</text:p>
      <text:p text:style-name="P2"><text:tab/>Discuss if wide variance</text:p>
      <text:p text:style-name="P2"><text:tab/>Repeat last two steps until convergence</text:p>
      <text:p text:style-name="P2">•<text:tab/>Calculate weighted values for each criterion for each candidate</text:p>
      <text:p text:style-name="P2">•<text:tab/>Convert each set of values to a utility score</text:p>
      <text:p text:style-name="P2">o<text:tab/>Can be normalized, but not necessary</text:p>
      <text:p text:style-name="P2">•<text:tab/>Make selection</text:p>
      <text:p text:style-name="P2">•<text:tab/>Evaluate certainty/uncertainty/risk relative to selection</text:p>
      <text:p text:style-name="P2"/>
      <text:p text:style-name="P2">Worksheet:</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ore<text:tab/>Value<text:tab/>Score<text:tab/>Wgt*Score<text:tab/>Value<text:tab/>Score<text:tab/>Wgt*Score</text:p>
      <text:p text:style-name="P2">Cost/gram<text:tab/>1<text:tab/>Less is More<text:tab/>$8.85<text:tab/><text:tab/><text:tab/>$7.95<text:tab/><text:tab/><text:tab/>$6.85<text:tab/><text:tab/></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Compute weighted score for cost/gram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1<text:tab/>$6.85<text:tab/>(8.85-6.85)/8.85 = .23<text:tab/>.23*1 = .23</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
      <text:p text:style-name="P2">Compute weighted score for flavor rating ----</text:p>
      <text:p text:style-name="P4"> </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8</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Compute weighted score for resistance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0<text:tab/>1<text:tab/>1<text:tab/>1 * 1 = 1<text:tab/>0<text:tab/>0<text:tab/>0 * 1 = 0</text:p>
      <text:p text:style-name="P2">Rating<text:tab/><text:tab/><text:tab/><text:tab/><text:tab/><text:tab/><text:tab/><text:tab/><text:tab/><text:tab/><text:tab/></text:p>
      <text:p text:style-name="P2"/>
      <text:p text:style-name="P2"/>
      <text:p text:style-name="P2">Sum the scores and select the highest one!</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1<text:tab/>1<text:tab/>1<text:tab/>1 * 1 = 1<text:tab/>0<text:tab/>0<text:tab/>0 * 1 = 0</text:p>
      <text:p text:style-name="P2">Rating<text:tab/><text:tab/><text:tab/><text:tab/><text:tab/>1.6<text:tab/><text:tab/><text:tab/>2.3<text:tab/><text:tab/><text:tab/>1.03</text:p>
      <text:p text:style-name="P2"/>
      <text:p text:style-name="P2">Note that you will get completely different results depending on how you weight each factor!</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4.72</meta:generator>
  </office:meta>
</office:document-meta>
</file>